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style:rel-width="100%" table:align="center"/>
    </style:style>
    <style:style style:name="Tabla1.A" style:family="table-column">
      <style:table-column-properties style:column-width="6.996cm" style:rel-column-width="3966*"/>
    </style:style>
    <style:style style:name="Tabla1.B" style:family="table-column">
      <style:table-column-properties style:column-width="4.082cm" style:rel-column-width="2314*"/>
    </style:style>
    <style:style style:name="Tabla1.D" style:family="table-column">
      <style:table-column-properties style:column-width="2.431cm" style:rel-column-width="1378*"/>
    </style:style>
    <style:style style:name="Tabla1.A1" style:family="table-cell">
      <style:table-cell-properties fo:background-color="#dfcc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fcce4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0pt" officeooo:rsid="000ac164" officeooo:paragraph-rsid="000ac164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fo:font-size="10pt" officeooo:rsid="00120bfe" officeooo:paragraph-rsid="00120bfe" style:font-size-asian="10pt" style:font-size-complex="10pt"/>
    </style:style>
    <style:style style:name="P11" style:family="paragraph" style:parent-style-name="Preformatted_20_Text">
      <style:paragraph-properties fo:text-align="start" style:justify-single-word="false"/>
      <style:text-properties fo:font-size="10pt" officeooo:rsid="00120bfe" officeooo:paragraph-rsid="00120bfe" style:font-size-asian="10pt" style:font-size-complex="10pt"/>
    </style:style>
    <style:style style:name="P12" style:family="paragraph" style:parent-style-name="Preformatted_20_Text">
      <style:text-properties fo:font-size="10pt" officeooo:rsid="00075017" officeooo:paragraph-rsid="00075017" style:font-size-asian="10pt" style:font-size-complex="10pt"/>
    </style:style>
    <style:style style:name="P13" style:family="paragraph" style:parent-style-name="Preformatted_20_Text">
      <style:text-properties fo:font-size="10pt" officeooo:rsid="00104d5b" officeooo:paragraph-rsid="00104d5b" style:font-size-asian="10pt" style:font-size-complex="10pt"/>
    </style:style>
    <style:style style:name="P14" style:family="paragraph" style:parent-style-name="Preformatted_20_Text">
      <style:paragraph-properties fo:text-align="start" style:justify-single-word="false"/>
      <style:text-properties fo:font-size="10pt" officeooo:rsid="0012aa86" officeooo:paragraph-rsid="0012aa86" style:font-size-asian="10pt" style:font-size-complex="10pt"/>
    </style:style>
    <style:style style:name="P15" style:family="paragraph" style:parent-style-name="Preformatted_20_Text">
      <style:text-properties fo:font-size="10pt" officeooo:rsid="0008deab" officeooo:paragraph-rsid="0008deab" fo:background-color="#fff200" style:font-size-asian="10pt" style:font-size-complex="10pt"/>
    </style:style>
    <style:style style:name="P16" style:family="paragraph" style:parent-style-name="Preformatted_20_Text">
      <style:text-properties fo:font-size="10pt" officeooo:rsid="00104d5b" officeooo:paragraph-rsid="00104d5b" fo:background-color="#fff200" style:font-size-asian="10pt" style:font-size-complex="10pt"/>
    </style:style>
    <style:style style:name="P17" style:family="paragraph" style:parent-style-name="Preformatted_20_Text">
      <style:text-properties fo:font-size="10pt" officeooo:rsid="0013a69c" officeooo:paragraph-rsid="0013a69c" fo:background-color="transparent" style:font-size-asian="10pt" style:font-size-complex="10pt"/>
    </style:style>
    <style:style style:name="P18" style:family="paragraph" style:parent-style-name="Preformatted_20_Text">
      <style:paragraph-properties fo:text-align="center" style:justify-single-word="false"/>
      <style:text-properties fo:font-size="10pt" fo:font-weight="bold" officeooo:rsid="00120bfe" officeooo:paragraph-rsid="00120bfe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33" style:family="paragraph" style:parent-style-name="Standard"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34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break-before="page"/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4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fo:font-size="10pt" officeooo:rsid="00104d5b" officeooo:paragraph-rsid="00104d5b" fo:background-color="#fff200" style:font-size-asian="10pt" style:font-size-complex="10pt"/>
    </style:style>
    <style:style style:name="P42" style:family="paragraph" style:parent-style-name="Preformatted_20_Text">
      <style:paragraph-properties fo:break-before="page"/>
      <style:text-properties style:text-position="0% 100%" style:font-name="Liberation Mono" fo:font-size="10pt" fo:font-style="italic" fo:font-weight="normal" officeooo:rsid="000d7935" officeooo:paragraph-rsid="00104d5b" fo:background-color="#fff200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8deab"/>
    </style:style>
    <style:style style:name="T2" style:family="text">
      <style:text-properties officeooo:rsid="000ac164"/>
    </style:style>
    <style:style style:name="T3" style:family="text">
      <style:text-properties officeooo:rsid="000b119e"/>
    </style:style>
    <style:style style:name="T4" style:family="text">
      <style:text-properties officeooo:rsid="000d0992"/>
    </style:style>
    <style:style style:name="T5" style:family="text">
      <style:text-properties fo:font-style="italic"/>
    </style:style>
    <style:style style:name="T6" style:family="text">
      <style:text-properties officeooo:rsid="001407c6"/>
    </style:style>
    <style:style style:name="T7" style:family="text">
      <style:text-properties style:font-name-asian="Liberation Mono" style:font-name-complex="Liberation Mono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0d660a" fo:background-color="#fff200" loext:char-shading-value="0"/>
    </style:style>
    <style:style style:name="T10" style:family="text">
      <style:text-properties officeooo:rsid="000e6d0d" fo:background-color="#fff200" loext:char-shading-value="0" style:font-name-asian="Liberation Mono" style:font-name-complex="Liberation Mono"/>
    </style:style>
    <style:style style:name="T11" style:family="text">
      <style:text-properties officeooo:rsid="000d660a"/>
    </style:style>
    <style:style style:name="T12" style:family="text">
      <style:text-properties officeooo:rsid="00047713"/>
    </style:style>
    <style:style style:name="T13" style:family="text">
      <style:text-properties fo:font-style="normal" fo:background-color="#fff200" loext:char-shading-value="0" style:font-style-asian="normal" style:font-style-complex="normal"/>
    </style:style>
    <style:style style:name="T14" style:family="text">
      <style:text-properties fo:font-style="normal" officeooo:rsid="000e6d0d" fo:background-color="#fff200" loext:char-shading-value="0" style:font-style-asian="normal" style:font-style-complex="normal"/>
    </style:style>
    <style:style style:name="T15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rlos Alemán Díaz</text:p>
      <text:p text:style-name="P14">@codefuncode </text:p>
      <text:p text:style-name="P11"/>
      <text:p text:style-name="P10"/>
      <text:p text:style-name="P10"/>
      <text:p text:style-name="P18">004 A 1 <text:span text:style-name="T6">Lógica </text:span>3 La <text:span text:style-name="T6">conjunción</text:span> Ejemplo</text:p>
      <text:p text:style-name="P12"/>
      <text:p text:style-name="P15"/>
      <text:p text:style-name="P15"/>
      <text:p text:style-name="P15">Operador y = ^</text:p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7">:p</text:p>
          </table:table-cell>
          <table:table-cell table:style-name="Tabla1.A1" office:value-type="string">
            <text:p text:style-name="P20">:<text:span text:style-name="T4">q</text:span></text:p>
          </table:table-cell>
          <table:table-cell table:style-name="Tabla1.D1" office:value-type="string">
            <text:p text:style-name="P22"/>
          </table:table-cell>
        </table:table-row>
        <table:table-row>
          <table:table-cell table:style-name="Tabla1.A9" office:value-type="string">
            <text:p text:style-name="P2">No vi la película, pero leí la novela.</text:p>
          </table:table-cell>
          <table:table-cell table:style-name="Tabla1.B2" office:value-type="string">
            <text:p text:style-name="P2">No vi la película:<text:span text:style-name="T2">~p</text:span></text:p>
          </table:table-cell>
          <table:table-cell table:style-name="Tabla1.C2" office:value-type="string">
            <text:p text:style-name="P2"><text:span text:style-name="T1">L</text:span>eí la novela:<text:span text:style-name="T2">q</text:span></text:p>
          </table:table-cell>
          <table:table-cell table:style-name="Tabla1.D2" office:value-type="string">
            <text:p text:style-name="P3">~p ^ q</text:p>
          </table:table-cell>
        </table:table-row>
        <table:table-row>
          <table:table-cell table:style-name="Tabla1.A9" office:value-type="string">
            <text:p text:style-name="P4">Ni vi la película, ni vi la novela. </text:p>
          </table:table-cell>
          <table:table-cell table:style-name="Tabla1.B3" office:value-type="string">
            <text:p text:style-name="P23">No vi la película:<text:span text:style-name="T2">~p</text:span> </text:p>
          </table:table-cell>
          <table:table-cell table:style-name="Tabla1.C3" office:value-type="string">
            <text:p text:style-name="P23">No leí la novela:<text:span text:style-name="T2">~q</text:span> </text:p>
          </table:table-cell>
          <table:table-cell table:style-name="Tabla1.D3" office:value-type="string">
            <text:p text:style-name="P22">~p ^ ~q</text:p>
          </table:table-cell>
        </table:table-row>
        <table:table-row>
          <table:table-cell table:style-name="Tabla1.A9" office:value-type="string">
            <text:p text:style-name="P5">No es cierto que vi la película y <text:span text:style-name="T3">leí</text:span> la novela. </text:p>
          </table:table-cell>
          <table:table-cell table:style-name="Tabla1.B4" office:value-type="string">
            <text:p text:style-name="P25">No vi la película:~p</text:p>
          </table:table-cell>
          <table:table-cell table:style-name="Tabla1.C4" office:value-type="string">
            <text:p text:style-name="P25"><text:span text:style-name="T4">No </text:span>Leí la novela:<text:span text:style-name="T4">~</text:span>q</text:p>
          </table:table-cell>
          <table:table-cell table:style-name="Tabla1.D4" office:value-type="string">
            <text:p text:style-name="P26">~<text:span text:style-name="T4">(</text:span>p <text:span text:style-name="T4">^</text:span> q<text:span text:style-name="T4">)</text:span></text:p>
          </table:table-cell>
        </table:table-row>
        <table:table-row>
          <table:table-cell table:style-name="Tabla1.A9" office:value-type="string">
            <text:p text:style-name="P6">Vi la película, aunque no vi la novela. </text:p>
          </table:table-cell>
          <table:table-cell table:style-name="Tabla1.B5" office:value-type="string">
            <text:p text:style-name="P25">Vi la película;p</text:p>
          </table:table-cell>
          <table:table-cell table:style-name="Tabla1.C5" office:value-type="string">
            <text:p text:style-name="P25">No leí la novela;~q </text:p>
          </table:table-cell>
          <table:table-cell table:style-name="Tabla1.D5" office:value-type="string">
            <text:p text:style-name="P27">P ^ ~q</text:p>
          </table:table-cell>
        </table:table-row>
        <table:table-row>
          <table:table-cell table:style-name="Tabla1.A9" office:value-type="string">
            <text:p text:style-name="P7">No me gusta trasnochar, ni me gusta madrugar. </text:p>
          </table:table-cell>
          <table:table-cell table:style-name="Tabla1.B6" office:value-type="string">
            <text:p text:style-name="P28">No me gusta trasnochar:~p</text:p>
          </table:table-cell>
          <table:table-cell table:style-name="Tabla1.C6" office:value-type="string">
            <text:p text:style-name="P28">No me gusta madrugar:~q </text:p>
          </table:table-cell>
          <table:table-cell table:style-name="Tabla1.D6" office:value-type="string">
            <text:p text:style-name="P27">~(p ^ q)</text:p>
          </table:table-cell>
        </table:table-row>
        <table:table-row>
          <table:table-cell table:style-name="Tabla1.A9" office:value-type="string">
            <text:p text:style-name="P7">No es cierto que no me gusta bailar </text:p>
          </table:table-cell>
          <table:table-cell table:style-name="Tabla1.B7" table:number-columns-spanned="2" office:value-type="string">
            <text:p text:style-name="P7"><text:s/>Me gusta bailar:~p </text:p>
          </table:table-cell>
          <table:covered-table-cell/>
          <table:table-cell table:style-name="Tabla1.D7" office:value-type="string">
            <text:p text:style-name="P27">~(~p)</text:p>
          </table:table-cell>
        </table:table-row>
        <table:table-row>
          <table:table-cell table:style-name="Tabla1.A9" office:value-type="string">
            <text:p text:style-name="P8">Me gusta bailar y no leer libros de ciencia. </text:p>
          </table:table-cell>
          <table:table-cell table:style-name="Tabla1.B8" office:value-type="string">
            <text:p text:style-name="P29">Me gusta bailar:p</text:p>
          </table:table-cell>
          <table:table-cell table:style-name="Tabla1.C8" office:value-type="string">
            <text:p text:style-name="P29">No leer libros de ciencia:~q</text:p>
          </table:table-cell>
          <table:table-cell table:style-name="Tabla1.D8" office:value-type="string">
            <text:p text:style-name="P30">P ^ ~q</text:p>
          </table:table-cell>
        </table:table-row>
        <table:table-row>
          <table:table-cell table:style-name="Tabla1.A9" office:value-type="string">
            <text:p text:style-name="P9">Tiene coche y sin embargo no sabe conducir. </text:p>
          </table:table-cell>
          <table:table-cell table:style-name="Tabla1.B9" office:value-type="string">
            <text:p text:style-name="P31">Tiene coche </text:p>
          </table:table-cell>
          <table:table-cell table:style-name="Tabla1.C9" office:value-type="string">
            <text:p text:style-name="P31">No sabe conducir </text:p>
          </table:table-cell>
          <table:table-cell table:style-name="Tabla1.D9" office:value-type="string">
            <text:p text:style-name="P32">P ^ ~q</text:p>
          </table:table-cell>
        </table:table-row>
        <table:table-row>
          <table:table-cell table:style-name="Tabla1.A10" office:value-type="string">
            <text:p text:style-name="P2"/>
          </table:table-cell>
          <table:table-cell table:style-name="Tabla1.B10" office:value-type="string">
            <text:p text:style-name="P24"/>
          </table:table-cell>
          <table:table-cell table:style-name="Tabla1.C10" office:value-type="string">
            <text:p text:style-name="P24"/>
          </table:table-cell>
          <table:table-cell table:style-name="Tabla1.D10" office:value-type="string">
            <text:p text:style-name="P21"/>
          </table:table-cell>
        </table:table-row>
      </table:table>
      <text:p text:style-name="P12"><text:s/></text:p>
      <text:p text:style-name="P12"/>
      <text:p text:style-name="P12"/>
      <text:p text:style-name="P13">Repaso de conceptos </text:p>
      <text:p text:style-name="P13"/>
      <text:p text:style-name="P16">El operador (o = v) y (Es una disyunción)</text:p>
      <text:p text:style-name="P13"/>
      <text:p text:style-name="P16">El operador (y = ^) y (Es una conjunción) </text:p>
      <text:p text:style-name="P16"/>
      <text:p text:style-name="P42">Leyenda </text:p>
      <text:p text:style-name="P35"><text:span text:style-name="T8">Conjunción </text:span><text:span text:style-name="T9">^ </text:span><text:span text:style-name="T11">la proposición resultante será verdadera solamente cuando el</text:span></text:p>
      <text:p text:style-name="P35">valor de verdad de ambas proposiciones es verdadero.</text:p>
      <text:p text:style-name="P34"><text:s/>1 ^ 1 = 1 </text:p>
      <text:p text:style-name="P36"><text:s/>1 ^ 0 = 0 </text:p>
      <text:p text:style-name="P36"><text:s/>0 ^ 1 = 0 </text:p>
      <text:p text:style-name="P36"><text:s/>0 ^ 0 = 0 </text:p>
      <text:p text:style-name="P35"/>
      <text:p text:style-name="P35"/>
      <text:p text:style-name="P35"><text:span text:style-name="T8">Disyunción </text:span><text:span text:style-name="T9">v </text:span><text:span text:style-name="T11">la proposición resultante será falsa solamente cuando el valor</text:span></text:p>
      <text:p text:style-name="P35">de verdad de ambas proposiciones es falso.</text:p>
      <text:p text:style-name="P36"><text:s/>1 v 1 = 0 </text:p>
      <text:p text:style-name="P34"><text:s/>1 v 0 = <text:span text:style-name="T12">1</text:span> </text:p>
      <text:p text:style-name="P34"><text:s/>0 v 1 = <text:span text:style-name="T12">1</text:span> </text:p>
      <text:p text:style-name="P36"><text:s/>0 v 0 = <text:span text:style-name="T12">0</text:span> </text:p>
      <text:p text:style-name="P35"/>
      <text:p text:style-name="P35"/>
      <text:p text:style-name="P35"><text:span text:style-name="T13">* Disyunción exclusiva (a </text:span><text:span text:style-name="T14">v</text:span><text:span text:style-name="T13"> b) </text:span><text:span text:style-name="T14">^</text:span><text:span text:style-name="T13"> ¬(a </text:span><text:span text:style-name="T14">^</text:span><text:span text:style-name="T13"> b) </text:span>la proposición resultante será verdadera cuando solamente una de ellas sea verdadera.</text:p>
      <text:p text:style-name="P34"><text:s/>1 ^ 1 = 1 </text:p>
      <text:p text:style-name="P34"><text:s/>1 ^ 0 = 1 </text:p>
      <text:p text:style-name="P34"><text:s/>0 ^ 1 = 1 </text:p>
      <text:p text:style-name="P36"><text:s/>0 ^ 0 = 0 </text:p>
      <text:p text:style-name="P35"/>
      <text:p text:style-name="P35"/>
      <text:p text:style-name="P35"><text:span text:style-name="T8">Condicional </text:span><text:span text:style-name="T10">→ </text:span><text:span text:style-name="T8"><text:s/></text:span><text:span text:style-name="T15"><text:s/></text:span>la proposición resultante será falsa solamente cuando el valor de verdad del antecedente sea verdadero y el valor de verdad del consecuente sea falso.</text:p>
      <text:p text:style-name="P36"><text:s/>1 <text:span text:style-name="T7">→</text:span> 1 = 0 </text:p>
      <text:p text:style-name="P34"><text:s/>1 <text:span text:style-name="T7">→</text:span> 0 = 1 </text:p>
      <text:p text:style-name="P36"><text:s/>0 <text:span text:style-name="T7">→</text:span> 1 = 0 </text:p>
      <text:p text:style-name="P36"><text:s/>0 <text:span text:style-name="T7">→</text:span> 0 = 0 </text:p>
      <text:p text:style-name="P38"/>
      <text:p text:style-name="P38"/>
      <text:p text:style-name="P37"><text:span text:style-name="T8">Bicondicional </text:span><text:span text:style-name="T10">↔ </text:span><text:span text:style-name="T8"><text:s/></text:span>La proposición a↔b será verdadera cuando los valores de verdad de ambas proposiciones sean iguales. También se puede observar que la</text:p>
      <text:p text:style-name="P37">proposición a↔b será falsa cuando los valores de verdad de ambas</text:p>
      <text:p text:style-name="P37">proposiciones sean diferentes.</text:p>
      <text:p text:style-name="P34"><text:s/>1 <text:span text:style-name="T7">↔</text:span> 1 = 1 </text:p>
      <text:p text:style-name="P36"><text:s/>1 <text:span text:style-name="T7">↔</text:span> 0 = 0 </text:p>
      <text:p text:style-name="P36"><text:s/>0 <text:span text:style-name="T7">↔</text:span> 1 = 0 </text:p>
      <text:p text:style-name="P34"><text:s/>0 <text:span text:style-name="T7">↔</text:span> 0 = 1 </text:p>
      <text:p text:style-name="P39">Referencias </text:p>
      <text:p text:style-name="P19"/>
      <text:p text:style-name="P33">1a con Berni. (2016, marzo 5). <text:span text:style-name="T5">A.1. Lógica: 3. La conjunción. Ejemplo</text:span> [Archivo de vídeo]. Recuperado de https://www.youtube.com/watch?v=6UEObCvGTTM&amp;list=PLCY1BPxILEJXAYAlc7ee9dd1q9w3O9t_h&amp;index=4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5T18:28:20.443157983</dc:date>
    <meta:editing-duration>PT45M51S</meta:editing-duration>
    <meta:editing-cycles>12</meta:editing-cycles>
    <meta:document-statistic meta:table-count="1" meta:image-count="0" meta:object-count="0" meta:page-count="3" meta:paragraph-count="73" meta:word-count="424" meta:character-count="2084" meta:non-whitespace-character-count="1668"/>
  </office:meta>
</office:document-meta>
</file>